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Text_20_body">
      <style:text-properties fo:background-color="#ffff00"/>
    </style:style>
    <style:style style:name="P11" style:family="paragraph" style:parent-style-name="Heading" style:master-page-name="MP0">
      <style:paragraph-properties style:page-number="auto" fo:break-before="page"/>
      <style:text-properties fo:language="pl" fo:country="PL"/>
    </style:style>
    <style:style style:name="P12" style:family="paragraph" style:parent-style-name="Heading_20_2">
      <style:text-properties fo:language="pl" fo:country="PL"/>
    </style:style>
    <style:style style:name="P13" style:family="paragraph" style:parent-style-name="Heading_20_2">
      <style:text-properties style:font-name="Calibri2" fo:language="pl" fo:country="PL"/>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2"/>
    </style:style>
    <style:style style:name="T7" style:family="text">
      <style:text-properties style:font-name="Calibri2" fo:language="pl" fo:country="PL"/>
    </style:style>
    <style:style style:name="T8" style:family="text">
      <style:text-properties style:font-name="Calibri2" fo:language="pl" fo:country="PL" fo:font-weight="normal" style:font-weight-asian="normal" style:font-weight-complex="normal"/>
    </style:style>
    <style:style style:name="T9" style:family="text">
      <style:text-properties style:font-name="Calibri2" fo:background-color="#ffff00"/>
    </style:style>
    <style:style style:name="T10" style:family="text">
      <style:text-properties fo:background-color="#ffff00"/>
    </style:style>
    <style:style style:name="T11" style:family="text">
      <style:text-properties style:font-name="Calibri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ynastia Sobieskich – tom II, „Pola Chwały”</text:p>
      <text:h text:style-name="P12"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2"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oft-page-break/><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Dialog"><text:span text:style-name="T6">„Pisze mi pan Sieniawski, </text:span><text:span text:style-name="T6">ż</text:span><text:span text:style-name="T6">e wzi</text:span><text:span text:style-name="T6">ął</text:span><text:span text:style-name="T6"> Husiaty</text:span><text:span text:style-name="T6">ń</text:span><text:span text:style-name="T6">, coto</text:span><text:span text:style-name="T6">ś</text:span><text:span text:style-name="T6">my kilka dni temu ostawili z ty</text:span><text:span text:style-name="T6">ł</text:span><text:span text:style-name="T6">u z bisurma</text:span><text:span text:style-name="T6">ń</text:span><text:span text:style-name="T6">sk</text:span><text:span text:style-name="T6">ą</text:span><text:span text:style-name="T6"> za</text:span><text:span text:style-name="T6">ł</text:span><text:span text:style-name="T6">og</text:span><text:span text:style-name="T6">ą</text:span><text:span text:style-name="T6"> w spokoju dla obronno</text:span><text:span text:style-name="T6">ś</text:span><text:span text:style-name="T6">ci miejsca swego. Oto pan Sieniawski Husiatynia nie dobywa</text:span><text:span text:style-name="T6">ł</text:span><text:span text:style-name="T6">, jeno Turcy sami mu si</text:span><text:span text:style-name="T6">ę</text:span><text:span text:style-name="T6"> poddali. Widzicie waszmo</text:span><text:span text:style-name="T6">ś</text:span><text:span text:style-name="T6">ciowie, duch w armii wrogiej po zesz</text:span><text:span text:style-name="T6">ł</text:span><text:span text:style-name="T6">orocznych wiktorjach naszych upad</text:span><text:span text:style-name="T6">ł</text:span><text:span text:style-name="T6">. <text:s/>Zatem id</text:span><text:span text:style-name="T6">ź</text:span><text:span text:style-name="T6">my teraz prosto na Kamieniec, nie ogl</text:span><text:span text:style-name="T6">ą</text:span><text:span text:style-name="T6">daj</text:span><text:span text:style-name="T6">ą</text:span><text:span text:style-name="T6">c si</text:span><text:span text:style-name="T6">ę</text:span><text:span text:style-name="T6"> i nie zatrzymuj</text:span><text:span text:style-name="T6">ą</text:span><text:span text:style-name="T6">c wi</text:span><text:span text:style-name="T6">ę</text:span><text:span text:style-name="T6">cej, ni</text:span><text:span text:style-name="T6">ź</text:span><text:span text:style-name="T6">li to dla koni a ludzi um</text:span><text:span text:style-name="T6">ę</text:span><text:span text:style-name="T6">czenia potrzebne. Kamieniec w r</text:span><text:span text:style-name="T6">ę</text:span><text:span text:style-name="T6">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Dialog"><text:span text:style-name="T6">„Ej, żebyśmy to choć jedną rotę dragonii mieli, choć malutką, to już byśmy Kamieniec zdobyli” - pieklił się pu</text:span><text:span text:style-name="T6">ł</text:span><text:span text:style-name="T6">kownik Silnicki, czapkę swą na ziem rzuciwszy i pięści do skroni nagiej przykładając.</text:span></text:p>
      <text:p text:style-name="Dialog"><text:span text:style-name="T6">„I co by ta jedna mała rota uczyniła?” - pytał pan Ostrowski, ockn</text:span><text:span text:style-name="T6">ą</text:span><text:span text:style-name="T6">wszy si</text:span><text:span text:style-name="T6">ę</text:span><text:span text:style-name="T6"> w zaje</text:span><text:span text:style-name="T6">ź</text:span><text:span text:style-name="T6">dzie w Oryninie, gdzie rannych z bitwy <text:s/>kamienieckiej z</text:span><text:span text:style-name="T6">ł</text:span><text:span text:style-name="T6">o</text:span><text:span text:style-name="T6">ż</text:span><text:span text:style-name="T6">ono.</text:span></text:p>
      <text:p text:style-name="Dialog"><text:soft-page-break/><text:span text:style-name="T6">„Jedna nawet rota dragonii, obóz tatarski obsadziwszy, imże nie pozwoliłaby się zebrać i nas w bok zażyć. Tatarzy przecie na ogień broni palnej całkiem nieodporni, i tego ognia nam </text:span><text:span text:style-name="T6">zabrakło. <text:s/>Baśmy zaś ataku nie przerywali, tedy janczarzy też by się nie opatrzyli przy bramie jeno do zamku by zmykali. Bramę zdobywszy, łacno byśmy ich do zamku ścigając przetrzebili, więc i załoga zamku nie byłaby wzmocnioną, jeno raczej tłumem przerażonym i g</text:span><text:span text:style-name="T6">ę</text:span><text:span text:style-name="T6">bami do wy</text:span><text:span text:style-name="T6">ż</text:span><text:span text:style-name="T6">ywienia osłabioną” - rzek</text:span><text:span text:style-name="T6">ł</text:span><text:span text:style-name="T6"> pan Starczy</text:span><text:span text:style-name="T6">ń</text:span><text:span text:style-name="T6">ski, kt</text:span><text:span text:style-name="T6">ó</text:span><text:span text:style-name="T6">ry nad zdrowiem Ostrowskiego czuwa</text:span><text:span text:style-name="T6">ł</text:span><text:span text:style-name="T6">.</text:span></text:p>
      <text:p text:style-name="P3">„Jakże to, jazdą po mieście na piechotę nacierać?”</text:p>
      <text:p text:style-name="P3">„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Fortecę dobywać kawalerią?”</text:p>
      <text:p text:style-name="Dialog"><text:span text:style-name="T6">„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text:span><text:span text:style-name="T6">panowania swego ufać nie kazał. Jednak przydał się tutaj pan Wiszinoiu i jego ziomkowie, gdy się u </text:span><text:soft-page-break/><text:span text:style-name="T6">chłopów mołdawskich o transportach do Kamieńca wywiadywał.</text:span><text:span text:style-name="T9"> Jakie</text:span><text:span text:style-name="T9">ś</text:span><text:span text:style-name="T9"> przej</text:span><text:span text:style-name="T9">ś</text:span><text:span text:style-name="T9">cie.</text:span><text:span text:style-name="T6"> Ostrowski </text:span><text:span text:style-name="T6">ś</text:span><text:span text:style-name="T6">cisn</text:span><text:span text:style-name="T6">ął</text:span><text:span text:style-name="T6"> kolanami konia i skr</text:span><text:span text:style-name="T6">ę</text:span><text:span text:style-name="T6">ci</text:span><text:span text:style-name="T6">ł</text:span><text:span text:style-name="T6"> pomi</text:span><text:span text:style-name="T6">ę</text:span><text:span text:style-name="T6">dzy drzewami w kierunku traktu. Wiedzia</text:span><text:span text:style-name="T6">ł</text:span><text:span text:style-name="T6"> </text:span><text:span text:style-name="T6">ż</text:span><text:span text:style-name="T6">e stajanie za nimi to samo robi</text:span><text:span text:style-name="T6">ł</text:span><text:span text:style-name="T6">a chor</text:span><text:span text:style-name="T6">ą</text:span><text:span text:style-name="T6">giwe pancerna pod panem Starczy</text:span><text:span text:style-name="T6">ń</text:span><text:span text:style-name="T6">skim, bior</text:span><text:span text:style-name="T6">ą</text:span><text:span text:style-name="T6">c transport i jego eskort</text:span><text:span text:style-name="T6">ę</text:span><text:span text:style-name="T6"> w kleszcze. Gdy ju</text:span><text:span text:style-name="T6">ż</text:span><text:span text:style-name="T6"> przez rzedniej</text:span><text:span text:style-name="T6">ą</text:span><text:span text:style-name="T6">ce drzewa widzia</text:span><text:span text:style-name="T6">ł</text:span><text:span text:style-name="T6"> drog</text:span><text:span text:style-name="T6">ę</text:span><text:span text:style-name="T6"> a za ni</text:span><text:span text:style-name="T6">ą</text:span><text:span text:style-name="T6"> przeciwleg</text:span><text:span text:style-name="T6">ł</text:span><text:span text:style-name="T6">e zbocze, wyci</text:span><text:span text:style-name="T6">ą</text:span><text:span text:style-name="T6">gn</text:span><text:span text:style-name="T6">ął</text:span><text:span text:style-name="T6"> nabity pistolet i strzeli</text:span><text:span text:style-name="T6">ł</text:span><text:span text:style-name="T6"> w kierunku janczar</text:span><text:span text:style-name="T6">ó</text:span><text:span text:style-name="T6">w, bod</text:span><text:span text:style-name="T6">ą</text:span><text:span text:style-name="T6">c konia jednocze</text:span><text:span text:style-name="T6">ś</text:span><text:span text:style-name="T6">nie pi</text:span><text:span text:style-name="T6">ę</text:span><text:span text:style-name="T6">tami. Ca</text:span><text:span text:style-name="T6">ł</text:span><text:span text:style-name="T6">a chor</text:span><text:span text:style-name="T6">ą</text:span><text:span text:style-name="T6">giew lekka podskoczy</text:span><text:span text:style-name="T6">ł</text:span><text:span text:style-name="T6">a jednocze</text:span><text:span text:style-name="T6">ś</text:span><text:span text:style-name="T6">nie galopem i wy</text:span><text:span text:style-name="T6">ł</text:span><text:span text:style-name="T6">oni</text:span><text:span text:style-name="T6">ł</text:span><text:span text:style-name="T6">a si</text:span><text:span text:style-name="T6">ę</text:span><text:span text:style-name="T6"> tu</text:span><text:span text:style-name="T6">ż</text:span><text:span text:style-name="T6"> przed zaskoczon</text:span><text:span text:style-name="T6">ą</text:span><text:span text:style-name="T6"> eskort</text:span><text:span text:style-name="T6">ą</text:span><text:span text:style-name="T6">. Janczarscy muszkieterowie zatkn</text:span><text:span text:style-name="T6">ę</text:span><text:span text:style-name="T6">li <text:s/>wide</text:span><text:span text:style-name="T6">ł</text:span><text:span text:style-name="T6">ki i opar</text:span><text:span text:style-name="T6">ł</text:span><text:span text:style-name="T6">szy o nie muszkiety, oddali chaotyczn</text:span><text:span text:style-name="T6">ą</text:span><text:span text:style-name="T6"> salw</text:span><text:span text:style-name="T6">ę</text:span><text:span text:style-name="T6"> w kierunku przelatuj</text:span><text:span text:style-name="T6">ą</text:span><text:span text:style-name="T6">cej przed nimi konnicy, lecz ta b</text:span><text:span text:style-name="T6">ę</text:span><text:span text:style-name="T6">d</text:span><text:span text:style-name="T6">ą</text:span><text:span text:style-name="T6">c w pe</text:span><text:span text:style-name="T6">ł</text:span><text:span text:style-name="T6">nym p</text:span><text:span text:style-name="T6">ę</text:span><text:span text:style-name="T6">dzie min</text:span><text:span text:style-name="T6">ęł</text:span><text:span text:style-name="T6">a ich ju</text:span><text:span text:style-name="T6">ż</text:span><text:span text:style-name="T6"> i na </text:span><text:span text:style-name="T6">ś</text:span><text:span text:style-name="T6">cian</text:span><text:span text:style-name="T6">ę</text:span><text:span text:style-name="T6"> w</text:span><text:span text:style-name="T6">ą</text:span><text:span text:style-name="T6">wozu si</text:span><text:span text:style-name="T6">ę</text:span><text:span text:style-name="T6"> wspina</text:span><text:span text:style-name="T6">ł</text:span><text:span text:style-name="T6">a, w tym miejscu </text:span><text:span text:style-name="T6">ł</text:span><text:span text:style-name="T6">agodniejsz</text:span><text:span text:style-name="T6">ą</text:span><text:span text:style-name="T6">. Ledwo przebrzmia</text:span><text:span text:style-name="T6">ł huk tureckiej salwy, zabrzmiały pistolety drugiej chorągwi lekkiej, dotąd w chaszczach czekającej. Teraz muszkieterowie na tył konwoju pobiegli, aby w spokoju nabijać, zaś sprzodu pikinierzy janczarscy zastawiać się poczeli, obu stron wąwozu pilnując. Jednak z gąszczy za <text:s/>konwojem obie pancerne chorągwie w pędzie pełnym wypadły, w wąski a długi szyk ustawione, i siekły bezlitośnie muszkieterów. Ci nie mając się czym bronić, muszkiety rzucali i w panice przed siebie uciekali, a to między wozy, a to na czoło konwoju, tam zaś szyk pikinierów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text:span><text:span text:style-name="T6">ą</text:span> <text:span text:style-name="T6">wstrzymano, teraz właśnie, gdy i na Podolu walczył, i w Wielkopolsce tumulty szlacheckie gromić musiał, i na Litwie z buntem otwartym Paca radzić sobie musiał. </text:span></text:p>
      <text:p text:style-name="P8"><text:s/></text:p>
      <text:h text:style-name="P13"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oft-page-break/><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o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oft-page-break/><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s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z cesarstwa, którym tak bardzo zagraża absolutyzm Francuzów czy Sobieskich.</text:span></text:p>
      <text:p text:style-name="P8">Tu przerwał i spojrzał w twarze zgromadzonego narodu szlacheckiego. Wąsate oblicza Sarmatów z pewnym niezrozumieniem wpatrywały się w perorującego hetmana.</text:p>
      <text:p text:style-name="P8">Benedykt Sapieha rzek<text:span text:style-name="T6">ł</text:span> cicho do<text:span text:style-name="T10"> innego Sapiehy</text:span>, stoj<text:span text:style-name="T6">ą</text:span>cego z nim razem: </text:p>
      <text:p text:style-name="Dialog">- Dziwna jest ta mowa i nic dobrego Litwie, ani nam, nie przyniesie. Przed carem Moskwy korzy<text:span text:style-name="T6">ć</text:span><text:span text:style-name="T3"> si</text:span><text:span text:style-name="T6">ę</text:span><text:span text:style-name="T3">, co to za pomys</text:span><text:span text:style-name="T6">ł</text:span><text:span text:style-name="T3">. </text:span>Trzymaj<text:span text:style-name="T6">ą</text:span><text:span text:style-name="T3">c si</text:span><text:span text:style-name="T6">ę</text:span><text:span text:style-name="T3"> z Sobieskim, wreszcie straty z Moskw</text:span><text:span text:style-name="T6">ą</text:span><text:span text:style-name="T3"> poniesione powetowa</text:span><text:span text:style-name="T6">ć</text:span><text:span text:style-name="T3"> mo</text:span><text:span text:style-name="T6">ż</text:span><text:span text:style-name="T3">emy, a i od Elektora co nieco skubn</text:span><text:span text:style-name="T6">ąć</text:span><text:span text:style-name="T3"> si</text:span><text:span text:style-name="T6">ę</text:span><text:span text:style-name="T3"> uda. Lepiej wi</text:span><text:span text:style-name="T6">ę</text:span><text:span text:style-name="T3">c trzymajmy z nim, gdy pychy Pacowskiej b</text:span><text:span text:style-name="T6">ę</text:span><text:span text:style-name="T3">dzie uciera</text:span><text:span text:style-name="T6">ł</text:span><text:span text:style-name="T3"> - nie stracimy na tym.</text:span></text:p>
      <text:p text:style-name="Text_20_body"><text:span text:style-name="T3">I tak Sapiehowie opu</text:span><text:span text:style-name="T6">ś</text:span><text:span text:style-name="T3">cili obrady konfederacji litewskiej w Widzach. Genera</text:span><text:span text:style-name="T6">ł</text:span><text:span text:style-name="T3"> Gosiewki, widz</text:span><text:span text:style-name="T6">ą</text:span><text:span text:style-name="T3">c to, spyta</text:span><text:span text:style-name="T6">ł</text:span><text:span text:style-name="T3"> hetmana Paca g</text:span><text:span text:style-name="T6">ł</text:span><text:span text:style-name="T3">osem przyciszonym:</text:span></text:p>
      <text:p text:style-name="Dialog"><text:span text:style-name="T3">- Przejd</text:span><text:span text:style-name="T6">ą</text:span><text:span text:style-name="T3"> do Sobieskiego. Nie powstrzymamy ich?</text:span></text:p>
      <text:p text:style-name="Text_20_body"><text:span text:style-name="T3">Hetman potoczy</text:span><text:span text:style-name="T6">ł</text:span><text:span text:style-name="T3"> wzrokiem po t</text:span><text:span text:style-name="T6">ł</text:span><text:span text:style-name="T3">umie szlachty, ciekawie wygl</text:span><text:span text:style-name="T6">ą</text:span><text:span text:style-name="T3">daj</text:span><text:span text:style-name="T6">ą</text:span><text:span text:style-name="T3">cej, czy zacni karmazynowie za </text:span><text:span text:style-name="T6">ł</text:span><text:span text:style-name="T3">by si</text:span><text:span text:style-name="T6">ę</text:span><text:span text:style-name="T3"> b</text:span><text:span text:style-name="T6">ę</text:span><text:span text:style-name="T3">d</text:span><text:span text:style-name="T6">ą</text:span><text:span text:style-name="T3"> brali jak szaraczkowie w karczmie na za</text:span><text:span text:style-name="T6">ś</text:span><text:span text:style-name="T3">cianku. Rzek</text:span><text:span text:style-name="T6">ł</text:span><text:span text:style-name="T3"> zatem:</text:span></text:p>
      <text:p text:style-name="Dialog"><text:span text:style-name="T3">- Mo</text:span><text:span text:style-name="T6">ż</text:span><text:span text:style-name="T3">ni panowie pych</text:span><text:span text:style-name="T6">ę swą nad pomyślność stanu naszego szlacheckiego, nad dobro ojczyzny Litwy naszej wynoszą. My zaś przeciw tyranowi kupmy się, konfederację tu zawiążmy. Mości panowie, kupą tu, pokażmy komu Litwa, komu wolność droga...</text:span></text:p>
      <text:p text:style-name="Text_20_body"><text:span text:style-name="T6">Dumny hetman, wojskowy wódz nienajgorszy, lecz dyplomata kiepski, nie zna</text:span><text:span text:style-name="T6">ł</text:span><text:span text:style-name="T6">, nie chcia</text:span><text:span text:style-name="T6">ł</text:span><text:span text:style-name="T6"> s</text:span><text:span text:style-name="T6">ł</text:span><text:span text:style-name="T6">ysze</text:span><text:span text:style-name="T6">ć</text:span><text:span text:style-name="T6"> opinii o sobie samym jako o najbardziej pysznym z magnat</text:span><text:span text:style-name="T6">ó</text:span><text:span text:style-name="T6">w litewskich. Ba, w ca</text:span><text:span text:style-name="T6">ł</text:span><text:span text:style-name="T6">ej Rzeczypospolitej bra</text:span><text:span text:style-name="T6">ć</text:span><text:span text:style-name="T6"> szlachecka pana hetmana wielkiego litewskiego i innych Pac</text:span><text:span text:style-name="T6">ó</text:span><text:span text:style-name="T6">w za obraz wynos</text:span><text:span text:style-name="T6">ł</text:span><text:span text:style-name="T6">o</text:span><text:span text:style-name="T6">ś</text:span><text:span text:style-name="T6">ci karmazyn</text:span><text:span text:style-name="T6">ó</text:span><text:span text:style-name="T6">w, za przyk</text:span><text:span text:style-name="T6">ł</text:span><text:span text:style-name="T6">ad oderwania si</text:span><text:span text:style-name="T6">ę</text:span><text:span text:style-name="T6"> klasy senatorskiej od zwyk</text:span><text:span text:style-name="T6">ł</text:span><text:span text:style-name="T6">ej rzeczywisto</text:span><text:span text:style-name="T6">ś</text:span><text:span text:style-name="T6">ci. Ju</text:span><text:span text:style-name="T6">ż</text:span><text:span text:style-name="T6"> wi</text:span><text:span text:style-name="T6">ę</text:span><text:span text:style-name="T6">kszym mirem u szlachty litewskiej cieszy</text:span><text:span text:style-name="T6">ł</text:span><text:span text:style-name="T6"> si</text:span><text:span text:style-name="T6">ę</text:span><text:span text:style-name="T6"> Benedykt Sapieha, a to z racji zas</text:span><text:span text:style-name="T6">ł</text:span><text:span text:style-name="T6">ug ojca</text:span><text:span text:style-name="T6"><text:note text:id="ftn0" text:note-class="endnote"><text:note-citation>6</text:note-citation><text:note-body><text:p text:style-name="Endnote">Pawe<text:span text:style-name="T6">ł</text:span><text:span text:style-name="T3"> Jan Sapieha, zm. 1665, hetman wielki litewski, opisany w "Potopie" Sienkiewicza.</text:span></text:p></text:note-body></text:note></text:span><text:span text:style-name="T6"> z czas</text:span><text:span text:style-name="T6">ó</text:span><text:span text:style-name="T6">w wojen ze Szwecj</text:span><text:span text:style-name="T6">ą</text:span><text:span text:style-name="T6"> oraz Moskw</text:span><text:span text:style-name="T6">ą</text:span><text:span text:style-name="T6">. Gdy wi</text:span><text:span text:style-name="T6">ę</text:span><text:span text:style-name="T6">c Micha</text:span><text:span text:style-name="T6">ł</text:span><text:span text:style-name="T6"> Kazimierz Pac do zawi</text:span><text:span text:style-name="T6">ą</text:span><text:span text:style-name="T6">zania konfederacji przeciw Sobieskiemu wezwa</text:span><text:span text:style-name="T6">ł</text:span><text:span text:style-name="T6">, pod aktem konfederacji, napisanym przez jego przyjaciela, kasztelana wile</text:span><text:span text:style-name="T6">ń</text:span><text:span text:style-name="T6">skiego Andrzeja Franciszka Kotowicza podpisa</text:span><text:span text:style-name="T6">ł</text:span><text:span text:style-name="T6">o si</text:span><text:span text:style-name="T6">ę</text:span><text:span text:style-name="T6"> jedynie 262 obywateli.</text:span></text:p>
      <text:p text:style-name="Text_20_body"><text:span text:style-name="T3">Wymarsz cz</text:span><text:span text:style-name="T6">ęś</text:span><text:span text:style-name="T3">ci wojsk kr</text:span><text:span text:style-name="T6">ó</text:span><text:span text:style-name="T3">lewskich na Podole</text:span></text:p>
      <text:p text:style-name="P9">Dragonia maszeruje</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text:soft-page-break/>- Rydel fortecę stanowi, rydla forteca się boi - rzekł pan Morsztyn - a ten obóz to nie forteca, jeno ob<text:span text:style-name="T6">ó</text:span>z warowny dla ojsk nan noc. Dla większej wojsk ilości żeśmy przygotowali, połączyć nam się trzeba nim na nieprzyjaciela ruszym.</text:p>
      <text:p text:style-name="P8">Tego wieczora do obozu wmaszerowały wojska z Litwy przybyłe.</text:p>
      <text:p text:style-name="P9">Przybycie Sobieskiego pod Bar</text:p>
      <text:p text:style-name="P9">Kapitulacja Baru - Lipkowie przechodz<text:span text:style-name="T6">ą</text:span> na stron<text:span text:style-name="T6">ę</text:span> polsk<text:span text:style-name="T6">ą</text:span></text:p>
      <text:p text:style-name="P6"/>
      <text:h text:style-name="P13" text:outline-level="2">Rozdział IV</text:h>
      <text:p text:style-name="P9">Tymczasem w Stambule</text:p>
      <text:p text:style-name="P9">Wycieczki Kamienieckie i bitewki</text:p>
      <text:p text:style-name="P9">Przybycie odsieczy</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pan text:style-name="Absatz-Standardschriftart"><text:span text:style-name="T1">Na wojnie z Prusami</text:span></text:span></text:p>
      <text:p text:style-name="Standard"><text:soft-page-break/><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6-12-29T09:30:36.20</dc:date>
    <meta:editing-cycles>836</meta:editing-cycles>
    <meta:editing-duration>P1DT20H24M11S</meta:editing-duration>
    <meta:document-statistic meta:table-count="0" meta:image-count="0" meta:object-count="0" meta:page-count="15" meta:paragraph-count="137" meta:word-count="6612" meta:character-count="44738"/>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